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373c" officeooo:paragraph-rsid="0002373c"/>
    </style:style>
    <style:style style:name="P2" style:family="paragraph" style:parent-style-name="Standard">
      <style:text-properties officeooo:rsid="0002373c" officeooo:paragraph-rsid="0002373c" fo:background-color="#bbe33d"/>
    </style:style>
    <style:style style:name="P3" style:family="paragraph">
      <loext:graphic-properties draw:fill="none" draw:fill-color="#ffffff"/>
      <style:text-properties fo:color="#c9211e" loext:opacity="100%" fo:font-size="10pt" style:font-size-asian="10pt" style:font-size-complex="10pt"/>
    </style:style>
    <style:style style:name="P4" style:family="paragraph">
      <loext:graphic-properties draw:fill-color="#ff0000"/>
      <style:text-properties fo:font-size="12pt"/>
    </style:style>
    <style:style style:name="P5" style:family="paragraph">
      <style:text-properties fo:font-size="12pt"/>
    </style:style>
    <style:style style:name="T1" style:family="text">
      <style:text-properties fo:background-color="#ffff00" loext:char-shading-value="0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background-color="transparent" loext:char-shading-value="0"/>
    </style:style>
    <style:style style:name="T4" style:family="text">
      <style:text-properties fo:background-color="transparent" loext:char-shading-value="0"/>
    </style:style>
    <style:style style:name="T5" style:family="text">
      <style:text-properties officeooo:rsid="0005c63a"/>
    </style:style>
    <style:style style:name="T6" style:family="text">
      <style:text-properties fo:color="#c9211e" loext:opacity="100%" fo:font-size="10pt" style:font-size-asian="10pt" style:font-size-complex="10pt"/>
    </style:style>
    <style:style style:name="gr1" style:family="graphic">
      <style:graphic-properties draw:stroke="none" svg:stroke-color="#ffffff" draw:fill="none" draw:fill-color="#ffffff" fo:min-height="0.741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solid" draw:stroke-dash="Dot" svg:stroke-color="#ff0000" svg:stroke-linecap="butt" draw:fill-color="#ff0000" draw:textarea-horizontal-align="justify" draw:textarea-vertical-align="middle" draw:auto-grow-height="false" fo:min-height="1.63cm" fo:min-width="0.346cm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dash" draw:stroke-dash="Dot" svg:stroke-linecap="butt" draw:textarea-horizontal-align="justify" draw:textarea-vertical-align="middle" draw:auto-grow-height="false" fo:min-height="3.501cm" fo:min-width="0.025cm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dash" draw:stroke-dash="Dot" svg:stroke-linecap="butt" draw:textarea-horizontal-align="justify" draw:textarea-vertical-align="middle" draw:auto-grow-height="false" fo:min-height="1.822cm" fo:min-width="0.346cm" loext:decorative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custom-shape text:anchor-type="paragraph" draw:z-index="2" draw:name="Forma 2" draw:style-name="gr2" draw:text-style-name="P4" svg:width="0.346cm" svg:height="1.631cm" draw:transform="skewX (-0.00104719755119651) rotate (-1.27356675518026) translate (6.26180555555556cm 0.453319444444444cm)"><text:p/><draw:enhanced-geometry svg:viewBox="0 0 21600 21600" draw:mirror-horizontal="false" draw:mirror-vertical="false" draw:text-areas="?f0 ?f7 ?f2 21600" draw:type="up-arrow" draw:modifiers="2466.22264509991 108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text:span text:style-name="T1">AVIÓN</text:span> (<text:span text:style-name="T2">IdAvion</text:span>, TotalAsientos, <text:span text:style-name="T5">NombreTipo</text:span>)</text:p>
      <text:p text:style-name="P1"><draw:frame text:anchor-type="paragraph" draw:z-index="3" draw:name="Marco de texto 1" draw:style-name="gr1" draw:text-style-name="P3" svg:width="3.096cm" svg:height="0.742cm" svg:x="6.516cm" svg:y="0.134cm"><draw:text-box><text:p><text:span text:style-name="T6">fo</text:span><text:span text:style-name="T6">rei</text:span><text:span text:style-name="T6">gn </text:span><text:span text:style-name="T6">ke</text:span><text:span text:style-name="T6">y</text:span></text:p></draw:text-box></draw:frame></text:p>
      <text:p text:style-name="P1"><draw:custom-shape text:anchor-type="paragraph" draw:z-index="0" draw:name="Forma 1" draw:style-name="gr4" draw:text-style-name="P5" svg:width="0.346cm" svg:height="1.823cm" draw:transform="skewX (-0.00104719755119674) rotate (0.614879495477602) translate (4.66019444444444cm 0.682625cm)"><text:p/><draw:enhanced-geometry svg:viewBox="0 0 21600 21600" draw:mirror-horizontal="false" draw:mirror-vertical="false" draw:text-areas="?f0 ?f7 ?f2 21600" draw:type="up-arrow" draw:modifiers="2466.22264509991 108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text:span text:style-name="T1">TIPO_AVIÓN</text:span> (<text:span text:style-name="T2">NombreTipo</text:span>, MaxAsientos, Compañía)</text:p>
      <text:p text:style-name="P1"/>
      <text:p text:style-name="P1"><text:span text:style-name="T1">AEROPUERTO</text:span> (<text:span text:style-name="T2">IdAeropuerto</text:span>, Nombre, Latitud. Longitud)</text:p>
      <text:p text:style-name="P1"><draw:custom-shape text:anchor-type="paragraph" draw:z-index="1" draw:name="Forma 3" draw:style-name="gr3" draw:text-style-name="P5" svg:width="0.223cm" svg:height="3.532cm" draw:transform="skewX (-0.0010471975511966) rotate (1.47899200813999) translate (4.56670833333333cm 0.283986111111111cm)"><text:p/><draw:enhanced-geometry svg:viewBox="0 0 21600 21600" draw:mirror-horizontal="false" draw:mirror-vertical="false" draw:text-areas="?f0 ?f7 ?f2 21600" draw:type="up-arrow" draw:modifiers="1897.4358974359 9648.730964467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2">PUEDE_ATERRIZAR_EN<text:span text:style-name="T4"> (</text:span><text:span text:style-name="T3">NombreTipo</text:span><text:span text:style-name="T4">, </text:span><text:span text:style-name="T3">idAeropuerto</text:span><text:span text:style-name="T4">)</text:span></text:p>
      <text:p text:style-name="P2"><text:span text:style-name="T4"/></text:p>
      <text:p text:style-name="P2"><text:span text:style-name="T4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ot" draw:style="rect" draw:dots1="1" draw:dots1-length="100%" draw:distance="1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2T15:14:58.358693604</meta:creation-date>
    <dc:date>2025-04-22T15:57:28.105866565</dc:date>
    <meta:editing-duration>PT5M20S</meta:editing-duration>
    <meta:editing-cycles>1</meta:editing-cycles>
    <meta:document-statistic meta:table-count="0" meta:image-count="0" meta:object-count="0" meta:page-count="1" meta:paragraph-count="4" meta:word-count="16" meta:character-count="185" meta:non-whitespace-character-count="173"/>
    <meta:generator>LibreOffice/24.2.7.2$Linux_X86_64 LibreOffice_project/420$Build-2</meta:generator>
  </office:meta>
</office:document-meta>
</file>